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BridgeMethodMatchingClassProxyTests.testGenericDerivedInterfaceMethodThroug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BridgeMethodMatchingClassProxyTests.testGenericBaseInterfaceMethodThroug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